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02H35M56.710051S" calcext:value-type="time">
            <text:p>602:35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Lock/key selection cleanup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2H19M55.838S" calcext:value-type="time">
            <text:p>32:1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08:03:28.7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06T08:41:48.920000000</dc:date>
    <dc:creator>Benjamin Laws</dc:creator>
    <meta:editing-duration>P25DT10H11M26S</meta:editing-duration>
    <meta:editing-cycles>674</meta:editing-cycles>
    <meta:generator>LibreOffice/7.2.6.2$Windows_X86_64 LibreOffice_project/b0ec3a565991f7569a5a7f5d24fed7f52653d754</meta:generator>
    <meta:document-statistic meta:table-count="2" meta:cell-count="929" meta:object-count="0"/>
  </office:meta>
</office:document-meta>
</file>